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4b8" officeooo:paragraph-rsid="000134b8"/>
    </style:style>
    <style:style style:name="P2" style:family="paragraph" style:parent-style-name="Standard">
      <style:text-properties officeooo:rsid="000134b8" officeooo:paragraph-rsid="00021f2f"/>
    </style:style>
    <style:style style:name="P3" style:family="paragraph" style:parent-style-name="Standard">
      <style:text-properties officeooo:rsid="00021f2f" officeooo:paragraph-rsid="00021f2f"/>
    </style:style>
    <style:style style:name="P4" style:family="paragraph" style:parent-style-name="Standard">
      <style:text-properties officeooo:rsid="00021f2f" officeooo:paragraph-rsid="00021ff3"/>
    </style:style>
    <style:style style:name="P5" style:family="paragraph" style:parent-style-name="Standard">
      <style:text-properties officeooo:rsid="00021ff3" officeooo:paragraph-rsid="00021ff3"/>
    </style:style>
    <style:style style:name="P6" style:family="paragraph" style:parent-style-name="Standard">
      <style:text-properties officeooo:rsid="00021ff3" officeooo:paragraph-rsid="00022d13"/>
    </style:style>
    <style:style style:name="P7" style:family="paragraph" style:parent-style-name="Standard">
      <style:text-properties officeooo:rsid="0005d1c4" officeooo:paragraph-rsid="00021f2f"/>
    </style:style>
    <style:style style:name="P8" style:family="paragraph" style:parent-style-name="Standard">
      <style:text-properties officeooo:rsid="000134b8" officeooo:paragraph-rsid="000134b8"/>
    </style:style>
    <style:style style:name="P9" style:family="paragraph" style:parent-style-name="Standard">
      <style:text-properties officeooo:rsid="00021ff3" officeooo:paragraph-rsid="00021ff3"/>
    </style:style>
    <style:style style:name="P10" style:family="paragraph" style:parent-style-name="Standard">
      <style:paragraph-properties fo:break-before="page"/>
      <style:text-properties officeooo:rsid="00021ff3" officeooo:paragraph-rsid="00021ff3"/>
    </style:style>
    <style:style style:name="T1" style:family="text">
      <style:text-properties officeooo:rsid="00021f2f"/>
    </style:style>
    <style:style style:name="T2" style:family="text">
      <style:text-properties officeooo:rsid="00021ff3"/>
    </style:style>
    <style:style style:name="T3" style:family="text">
      <style:text-properties officeooo:rsid="00022d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урнирът “За тортата на директора” ще се състои за 5та поредна година, като за първи ще се провежда като “Седмица на тортите”. Какво означава това?</text:p>
      <text:p text:style-name="P2"/>
      <text:p text:style-name="P3">7 дисциплини</text:p>
      <text:p text:style-name="P3">7 състезания</text:p>
      <text:p text:style-name="P2">7 дни</text:p>
      <text:p text:style-name="P2">СМГ</text:p>
      <text:p text:style-name="P5">Интересни задачи</text:p>
      <text:p text:style-name="P5">Нестандартен формат</text:p>
      <text:p text:style-name="P2">!!!ТОРТА ЗА ВСИЧКИ УЧАСТНИЦИ!!!</text:p>
      <text:p text:style-name="P3">Краят на април</text:p>
      <text:p text:style-name="P3">Очакваме ви :)</text:p>
      <text:p text:style-name="P4"/>
      <text:p text:style-name="P4">???<text:span text:style-name="T2">ПОВЕЧЕ ЗА СЪСТЕЗАНИЯТА</text:span>???</text:p>
      <text:p text:style-name="P4"><text:span text:style-name="T2">Щ</text:span>е има състезания по 7 дисциплини.</text:p>
      <text:p text:style-name="P4">Ще се проведат утвърдилите се състезания по МАТЕМАТИКА, ИНФОРМАТИКА, ФИЗИКА, ХИМИЯ и ИСТОРИЯ.</text:p>
      <text:p text:style-name="P4">И за първа година ще има състезания по МАТЕМАТИЧЕСКА ЛИНГВИСТИКА и БИОЛОГИЯ.</text:p>
      <text:p text:style-name="P4"/>
      <text:p text:style-name="P4"><text:span text:style-name="T2">Едни от най-добрите състезатели в България</text:span> организират <text:span text:style-name="T2">състезанията. Задачите ще са на ниво, но също така ще са интересни и забавни. Освен това “Седмица на тортите” няма да е поредната национална олим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.</text:span></text:p>
      <text:p text:style-name="P4"/>
      <text:p text:style-name="P1">???КОГА???</text:p>
      <text:p text:style-name="P2"><text:span text:style-name="T1">К</text:span>раят на април, точн<text:span text:style-name="T1">ите</text:span> дат<text:span text:style-name="T1">и на всички състезания </text:span>ще обявим на 1 март. <text:span text:style-name="T1">Състезанията ще са разпределени в различни дни, за да може най-надъханите от вас да участват във всички.</text:span></text:p>
      <text:p text:style-name="P2"/>
      <text:p text:style-name="P1">???КЪДЕ???</text:p>
      <text:p text:style-name="P1">Както <text:span text:style-name="T1">до сега, </text:span>СМГ <text:span text:style-name="T1">ще е домакин.</text:span></text:p>
      <text:p text:style-name="P1"><text:span text:style-name="T1">Т</text:span>очен адрес:</text:p>
      <text:p text:style-name="P1">Софийска математическа гимназия “Паисий Хилендарски”</text:p>
      <text:p text:style-name="P1">София, ул. Искър</text:p>
      <text:p text:style-name="P3"/>
      <text:p text:style-name="P3">???ЗАПИСВАНЕ???</text:p>
      <text:p text:style-name="P3">Записването ще започне на 1 март. Ще е отделно за всяко състезание. Може да участвате в колкото искате, няма ограничение. Следете сайта ни за актуална информация.</text:p>
      <text:p text:style-name="P3"/>
      <text:p text:style-name="P3">???НАГРАДИ???</text:p>
      <text:p text:style-name="P2">!!!ТОРТА ЗА ВСИЧКИ УЧАСТНИЦИ!!!</text:p>
      <text:p text:style-name="P3">Ще има и други интересни награди, участвайте, за да разберете :)</text:p>
      <text:p text:style-name="P1"/>
      <text:p text:style-name="P3">???ИНТЕРЕСНО???</text:p>
      <text:p text:style-name="P6">Състезанието се е провеждало преди много години, но за съжаление е прекъснало. Обаче през 2016 г. випуск 97 възобновиха традицията и отново започва да се провежда турнира “За тортата на директора”. По традиция се организира от някои ученици от 12 клас от СМГ, <text:span text:style-name="T3">защото искат да предадат нататък състезателния дух и да разпалят интереса към различни дисциплини.</text:span></text:p>
      <text:p text:style-name="P6"/>
      <text:p text:style-name="P6"><text:soft-page-break/><text:span text:style-name="T3">През 2016 г. състезания е имало </text:span>само <text:span text:style-name="T3">по </text:span>МАТЕМАТИКА и ИНФОРМАТИКА.</text:p>
      <text:p text:style-name="P5">През 2017 г. <text:span text:style-name="T3">се добавя по ФИЗИКА.</text:span></text:p>
      <text:p text:style-name="P5"><text:span text:style-name="T3">През </text:span>2018 <text:span text:style-name="T3">г. - ХИМИЯ.</text:span></text:p>
      <text:p text:style-name="P5"><text:span text:style-name="T3">През </text:span>2019 <text:span text:style-name="T3">г. - ИСТОРИЯ.</text:span></text:p>
      <text:p text:style-name="P5"><text:span text:style-name="T3">Сега е наш ред и през </text:span>2020 <text:span text:style-name="T3">г. Добавяме МАТЕМАТИЧЕСКА ЛИНГВИСТИКА и БИОЛОГИЯ. И всички състезания ще се проведат в една седмица в края на Април месец.</text:span></text:p>
      <text:p text:style-name="P5"/>
      <text:p text:style-name="P5"/>
      <text:p text:style-name="P10">???КАКВО???&lt;br&gt;</text:p>
      <text:p text:style-name="P5"><text:tab/><text:tab/><text:tab/>Турнирът “За тортата на директора” ще се състои за 5та поредна година, като за първи ще се провежда като “Седмица на тортите”. Какво означава това?</text:p>
      <text:p text:style-name="P5"><text:tab/><text:tab/><text:tab/>&lt;br&gt;&lt;br&gt;</text:p>
      <text:p text:style-name="P5"><text:tab/><text:tab/><text:tab/>7 дисциплини &lt;br&gt;</text:p>
      <text:p text:style-name="P5"><text:tab/><text:tab/><text:tab/>7 състезания &lt;br&gt;</text:p>
      <text:p text:style-name="P5"><text:tab/><text:tab/><text:tab/>7 дни &lt;br&gt;</text:p>
      <text:p text:style-name="P5"><text:tab/><text:tab/><text:tab/>СМГ &lt;br&gt;</text:p>
      <text:p text:style-name="P5"><text:tab/><text:tab/><text:tab/>Интересни задачи &lt;br&gt;</text:p>
      <text:p text:style-name="P5"><text:tab/><text:tab/><text:tab/>Нестандартен формат &lt;br&gt;</text:p>
      <text:p text:style-name="P5"><text:tab/><text:tab/><text:tab/>Напълно безплатно &lt;br&gt;</text:p>
      <text:p text:style-name="P5"><text:tab/><text:tab/><text:tab/>!!!ТОРТА ЗА ВСИЧКИ УЧАСТНИЦИ!!! &lt;br&gt;</text:p>
      <text:p text:style-name="P5"><text:tab/><text:tab/><text:tab/>Краят на април &lt;br&gt;</text:p>
      <text:p text:style-name="P5"><text:tab/><text:tab/><text:tab/>Очакваме ви :) &lt;br&gt;</text:p>
      <text:p text:style-name="P5"><text:tab/><text:tab/><text:tab/>&lt;/p&gt;</text:p>
      <text:p text:style-name="P5"><text:tab/><text:tab/><text:tab/>&lt;p&gt;</text:p>
      <text:p text:style-name="P5"><text:tab/><text:tab/><text:tab/>&lt;em&gt;???ПОВЕЧЕ ЗА СЪСТЕЗАНИЯТА???&lt;/em&gt;&lt;br&gt;</text:p>
      <text:p text:style-name="P5"><text:tab/><text:tab/><text:tab/>Ще има състезания по 7 дисциплини.&lt;br&gt;</text:p>
      <text:p text:style-name="P5"><text:tab/><text:tab/><text:tab/>Ще се проведат утвърдилите се състезания по МАТЕМАТИКА, ИНФОРМАТИКА, ФИЗИКА, ХИМИЯ и ИСТОРИЯ.&lt;br&gt;</text:p>
      <text:p text:style-name="P5"><text:tab/><text:tab/><text:tab/>И за първа година ще има състезания по МАТЕМАТИЧЕСКА ЛИНГВИСТИКА и БИОЛОГИЯ.&lt;br&gt;&lt;br&gt;</text:p>
      <text:p text:style-name="P5"/>
      <text:p text:style-name="P5"><text:tab/><text:tab/><text:tab/>Едни от най-добрите състезатели в България организират състезанията. Задачите ще са на ниво, но също така ще са интересни и забавни. Освен това “Седмица на тортите” няма да е поредната национална олимп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 :)</text:p>
      <text:p text:style-name="P5"><text:tab/><text:tab/><text:tab/>&lt;/p&gt;</text:p>
      <text:p text:style-name="P5"><text:tab/><text:tab/><text:tab/>&lt;p&gt;</text:p>
      <text:p text:style-name="P5"><text:tab/><text:tab/><text:tab/>&lt;strong&gt;???КОГА???&lt;/strong&gt;&lt;br&gt;</text:p>
      <text:p text:style-name="P5"><text:tab/><text:tab/><text:tab/>Краят на април, точните дати на всички състезания ще обявим на 1 март. Състезанията ще са разпределени в различни дни, за да може най-надъханите от вас да участват във всички.&lt;br&gt;</text:p>
      <text:p text:style-name="P5"><text:tab/><text:tab/><text:tab/>&lt;/p&gt;</text:p>
      <text:p text:style-name="P5"><text:tab/><text:tab/><text:tab/>&lt;p&gt;</text:p>
      <text:p text:style-name="P5"><text:tab/><text:tab/><text:tab/>&lt;b&gt;???КЪДЕ???&lt;/b&gt;&lt;br&gt;</text:p>
      <text:p text:style-name="P5"><text:tab/><text:tab/><text:tab/>Както до сега, СМГ ще е домакин.&lt;br&gt;</text:p>
      <text:p text:style-name="P5"><text:tab/><text:tab/><text:tab/>Точен адрес:&lt;br&gt;</text:p>
      <text:p text:style-name="P5"><text:tab/><text:tab/><text:tab/>Софийска математическа гимназия “Паисий Хилендарски”&lt;br&gt;</text:p>
      <text:p text:style-name="P5"><text:tab/><text:tab/><text:tab/>София, ул. Искър&lt;br&gt;</text:p>
      <text:p text:style-name="P5"><text:tab/><text:tab/><text:tab/>&lt;/p&gt;</text:p>
      <text:p text:style-name="P5"><text:tab/><text:tab/><text:tab/>&lt;p&gt;</text:p>
      <text:p text:style-name="P5"><text:tab/><text:tab/><text:tab/>&lt;mark&gt;???ЗАПИСВАНЕ???&lt;/mark&gt;&lt;br&gt;</text:p>
      <text:p text:style-name="P5"><text:tab/><text:tab/><text:tab/>Записването ще започне на 1 март. Ще е отделно за всяко състезание. Може да участвате в колкото искате, няма ограничение. Следете сайта ни за актуална информация.&lt;br&gt;</text:p>
      <text:p text:style-name="P5"><text:tab/><text:tab/><text:tab/>&lt;/p&gt;</text:p>
      <text:p text:style-name="P5"><text:tab/><text:tab/><text:tab/>&lt;p&gt;</text:p>
      <text:p text:style-name="P5"><text:tab/><text:tab/><text:tab/>???НАГРАДИ???&lt;br&gt;</text:p>
      <text:p text:style-name="P5"><text:tab/><text:tab/><text:tab/>!!!ТОРТА ЗА ВСИЧКИ УЧАСТНИЦИ!!!&lt;br&gt;</text:p>
      <text:p text:style-name="P5"><text:soft-page-break/><text:tab/><text:tab/><text:tab/>Ще има и други интересни награди, скоро ще ги обявим. Участвайте, за да разберете :)&lt;br&gt;</text:p>
      <text:p text:style-name="P5"><text:tab/><text:tab/><text:tab/>&lt;/p&gt;</text:p>
      <text:p text:style-name="P5"><text:tab/><text:tab/><text:tab/>&lt;p&gt;</text:p>
      <text:p text:style-name="P5"><text:tab/><text:tab/><text:tab/>???ИНТЕРЕСНО???&lt;br&gt;</text:p>
      <text:p text:style-name="P5"><text:tab/><text:tab/><text:tab/>Състезанието се е провеждало преди много години, но за съжаление е прекъснало. Обаче през 2016 г. випуск 97 възобновиха традицията и отново започва да се провежда турнира “За тортата на директора”. По традиция се организира от някои ученици от 12 клас от СМГ, защото искат да предадат нататък състезателния дух и да разпалят интереса към различни дисциплини.&lt;br&gt;&lt;br&gt;</text:p>
      <text:p text:style-name="P5"/>
      <text:p text:style-name="P5"><text:tab/><text:tab/><text:tab/>През 2016 г. състезания е имало само по МАТЕМАТИКА и ИНФОРМАТИКА.&lt;br&gt;</text:p>
      <text:p text:style-name="P5"><text:tab/><text:tab/><text:tab/>През 2017 г. се добавя по ФИЗИКА.&lt;br&gt;</text:p>
      <text:p text:style-name="P5"><text:tab/><text:tab/><text:tab/>През 2018 г. - ХИМИЯ.&lt;br&gt;</text:p>
      <text:p text:style-name="P5"><text:tab/><text:tab/><text:tab/>През 2019 г. - ИСТОРИЯ.&lt;br&gt;</text:p>
      <text:p text:style-name="P5"><text:tab/><text:tab/><text:tab/>Сега е наш ред и през 2020 г. Добавяме МАТЕМАТИЧЕСКА ЛИНГВИСТИКА и БИОЛОГИЯ. И всички състезания ще се проведат в една седмица в края на Април месец.&lt;br&gt;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23:50:51.293301808</meta:creation-date>
    <dc:date>2020-02-17T09:52:41.786323334</dc:date>
    <meta:editing-duration>PT3H18M50S</meta:editing-duration>
    <meta:editing-cycles>3</meta:editing-cycles>
    <meta:generator>LibreOffice/6.3.4.2.0$Linux_X86_64 LibreOffice_project/30$Build-2</meta:generator>
    <meta:document-statistic meta:table-count="0" meta:image-count="0" meta:object-count="0" meta:page-count="4" meta:paragraph-count="84" meta:word-count="731" meta:character-count="4824" meta:non-whitespace-character-count="4031"/>
  </office:meta>
</office:document-meta>
</file>